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Lucida Console'" style:font-family-asian="'Lucida Console'" style:font-family-complex="'Lucida Console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'Lucida Console'" style:font-family-asian="'Lucida Console'" style:font-family-complex="'Lucida Console'" fo:background-color="transparent" style:use-window-font-color="true"/>
    </style:style>
    <style:style style:name="T5" style:family="text">
      <style:text-properties fo:font-size="16.00pt" fo:font-weight="normal" fo:font-family="'Lucida Console'" style:font-family-asian="'Lucida Console'" style:font-family-complex="'Lucida Console'" fo:background-color="transparent" style:use-window-font-color="true"/>
    </style:style>
    <style:style style:name="T6" style:family="text">
      <style:text-properties fo:font-size="16.00pt" fo:font-weight="normal" fo:font-family="'Lucida Console'" style:font-family-asian="'Lucida Console'" style:font-family-complex="'Lucida Console'" fo:background-color="transparent" style:use-window-font-color="true"/>
    </style:style>
    <style:style style:name="T7" style:family="text">
      <style:text-properties fo:font-size="16.00pt" fo:font-weight="normal" fo:font-family="'Lucida Console'" style:font-family-asian="'Lucida Console'" style:font-family-complex="'Lucida Console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Configure git</text:span></text:p>
      <text:p text:style-name="P1"><text:span text:style-name="T2"><text:s/>git config --global user.name "goalstrack"</text:span></text:p>
      <text:p text:style-name="P1"><text:span text:style-name="T3">configures username</text:span></text:p>
      <text:p text:style-name="P1"><text:span text:style-name="T4"><text:s/>git config --global user</text:span><text:span text:style-name="T5">.email "shastribr2000@gmail.com"</text:span></text:p>
      <text:p text:style-name="P1"><text:span text:style-name="T6"><text:s/>git config --list</text:span></text:p>
      <text:p text:style-name="P1"><text:span text:style-name="T7">To check whether git is configured or not</text:span></text:p>
      <text:p text:style-name="P2"><draw:frame text:anchor-type="as-char" svg:width="152.40mm" svg:height="70.11mm" style:rel-width="scale" style:rel-height="scale"><draw:object-ole xlink:href="OleObj1"/><draw:image xlink:href="ObjectReplacements/OleObj1"/></draw:frame><text:span text:style-name="T8"/></text:p>
      <text:p text:style-name="P2"><text:span text:style-name="T8">2.Creating a dirctory</text:span></text:p>
      <text:p text:style-name="P2"><text:span text:style-name="T8">mkdir seconddirctory</text:span></text:p>
      <text:p text:style-name="P2"><text:span text:style-name="T8">3. Creating html file inside directory</text:span></text:p>
      <text:p text:style-name="P2"><text:span text:style-name="T8">cd seconddirctory<text:s text:c="2"/>to change directory</text:span></text:p>
      <text:p text:style-name="P2"><text:span text:style-name="T8">nano index.html to create a file and we can change its name at the time of saving.</text:span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